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B" style:family="table-column">
      <style:table-column-properties style:column-width="5.667cm" style:rel-column-width="21844*"/>
    </style:style>
    <style:style style:name="Table1.C" style:family="table-column">
      <style:table-column-properties style:column-width="5.667cm" style:rel-column-width="2184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cumentation for Image Generation</text:p>
      <text:p text:style-name="P2">(Submitted by Shalin Shah - 201101179)</text:p>
      <text:p text:style-name="Standard"/>
      <text:list xml:id="list5563992587754809133" text:style-name="L1">
        <text:list-item>
          <text:p text:style-name="P5">Program Description :-</text:p>
        </text:list-item>
      </text:list>
      <text:p text:style-name="P3"/>
      <text:p text:style-name="P4">This program consist of forging an Image from the code. The image is nothing but the triangle and once the image is generated the code implements effects of BLUR, EMBOS and INVERT. The output image TRIANGLE_BLUR is blurred version while TRIANLGE_EMBOSS_INVERT is the other one.</text:p>
      <text:p text:style-name="P4"/>
      <text:list xml:id="list2131231122" text:continue-numbering="true" text:style-name="L1">
        <text:list-item>
          <text:p text:style-name="P5">Module Description :-</text:p>
        </text:list-item>
      </text:list>
      <text:p text:style-name="Standard"/>
      <text:p text:style-name="Standard">This part of the documentation includes short description of all the modules in the code.</text:p>
      <text:p text:style-name="Standard"/>
      <table:table table:name="Table1" table:style-name="Table1">
        <table:table-column table:style-name="Table1.A"/>
        <table:table-column table:style-name="Table1.B"/>
        <table:table-column table:style-name="Table1.C"/>
        <table:table-row>
          <table:table-cell table:style-name="Table1.A1" office:value-type="string">
            <text:p text:style-name="P1">Module Name</text:p>
          </table:table-cell>
          <table:table-cell table:style-name="Table1.A1" office:value-type="string">
            <text:p text:style-name="P1">Parameters</text:p>
          </table:table-cell>
          <table:table-cell table:style-name="Table1.C1" office:value-type="string">
            <text:p text:style-name="P1">Description</text:p>
          </table:table-cell>
        </table:table-row>
        <table:table-row>
          <table:table-cell table:style-name="Table1.A2" office:value-type="string">
            <text:p text:style-name="Table_20_Contents">GenTriangle</text:p>
          </table:table-cell>
          <table:table-cell table:style-name="Table1.A2" office:value-type="string">
            <text:p text:style-name="Table_20_Contents">data, steps, update_image, k</text:p>
          </table:table-cell>
          <table:table-cell table:style-name="Table1.C2" office:value-type="string">
            <text:p text:style-name="Table_20_Contents">This is the recursive method called the generate the cube.</text:p>
          </table:table-cell>
        </table:table-row>
        <table:table-row>
          <table:table-cell table:style-name="Table1.A2" office:value-type="string">
            <text:p text:style-name="Table_20_Contents">Draw</text:p>
          </table:table-cell>
          <table:table-cell table:style-name="Table1.A2" office:value-type="string">
            <text:p text:style-name="Table_20_Contents">Image</text:p>
          </table:table-cell>
          <table:table-cell table:style-name="Table1.C2" office:value-type="string">
            <text:p text:style-name="Table_20_Contents">This method is used to draw the cube on the image using the parameter as name of the imag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alin Shah</meta:initial-creator>
    <meta:creation-date>2014-04-25T16:55:52</meta:creation-date>
    <dc:date>2014-04-25T17:44:47</dc:date>
    <dc:creator>Shalin Shah</dc:creator>
    <meta:editing-duration>PT36M39S</meta:editing-duration>
    <meta:editing-cycles>13</meta:editing-cycles>
    <meta:generator>OpenOffice/4.0.1$Unix OpenOffice.org_project/401m5$Build-9714</meta:generator>
    <meta:document-statistic meta:table-count="1" meta:image-count="0" meta:object-count="0" meta:page-count="1" meta:paragraph-count="15" meta:word-count="118" meta:character-count="714"/>
  </office:meta>
</office:document-meta>
</file>